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ObjectReplacements/Object 3" manifest:media-type=""/>
  <manifest:file-entry manifest:full-path="ObjectReplacements/Object 12"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8" manifest:media-type=""/>
  <manifest:file-entry manifest:full-path="ObjectReplacements/Object 6" manifest:media-type=""/>
  <manifest:file-entry manifest:full-path="ObjectReplacements/Object 15" manifest:media-type=""/>
  <manifest:file-entry manifest:full-path="ObjectReplacements/Object 18" manifest:media-type=""/>
  <manifest:file-entry manifest:full-path="ObjectReplacements/Object 9" manifest:media-type=""/>
  <manifest:file-entry manifest:full-path="ObjectReplacements/Object 7" manifest:media-type=""/>
  <manifest:file-entry manifest:full-path="ObjectReplacements/Object 16" manifest:media-type=""/>
  <manifest:file-entry manifest:full-path="Object 12/settings.xml" manifest:media-type="text/xml"/>
  <manifest:file-entry manifest:full-path="Object 12/manifest.rdf" manifest:media-type="application/rdf+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 manifest:version="1.2" manifest:media-type="application/vnd.oasis.opendocument.spreadsheet"/>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setting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Consolas" svg:font-family="Consolas" style:font-family-generic="roman"/>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3" style:family="table-row">
      <style:table-row-properties style:min-row-height="0.5208in"/>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paragraph-properties fo:text-align="end" style:justify-single-word="false"/>
      <style:text-properties officeooo:paragraph-rsid="00122815"/>
    </style:style>
    <style:style style:name="P2" style:family="paragraph" style:parent-style-name="Standard">
      <style:text-properties officeooo:rsid="00261430" officeooo:paragraph-rsid="00052b8d"/>
    </style:style>
    <style:style style:name="P3" style:family="paragraph" style:parent-style-name="Standard">
      <style:text-properties officeooo:paragraph-rsid="00052b8d"/>
    </style:style>
    <style:style style:name="P4" style:family="paragraph" style:parent-style-name="Standard">
      <style:paragraph-properties fo:text-align="center" style:justify-single-word="false"/>
      <style:text-properties style:font-name="serif" fo:font-size="15pt" style:text-underline-style="none" fo:font-weight="normal" officeooo:rsid="00237b3a" officeooo:paragraph-rsid="001317e8" style:font-weight-asian="normal" style:font-weight-complex="normal"/>
    </style:style>
    <style:style style:name="P5" style:family="paragraph" style:parent-style-name="Standard">
      <style:paragraph-properties fo:text-align="center" style:justify-single-word="false"/>
      <style:text-properties style:font-name="serif" fo:font-size="15pt" style:text-underline-style="solid" style:text-underline-width="auto" style:text-underline-color="font-color" officeooo:paragraph-rsid="0005db9a"/>
    </style:style>
    <style:style style:name="P6" style:family="paragraph" style:parent-style-name="Standard">
      <style:paragraph-properties fo:text-align="center" style:justify-single-word="false"/>
      <style:text-properties style:font-name="serif" fo:font-size="15pt" style:text-underline-style="solid" style:text-underline-width="auto" style:text-underline-color="font-color" officeooo:paragraph-rsid="00052b8d"/>
    </style:style>
    <style:style style:name="P7" style:family="paragraph" style:parent-style-name="Standard">
      <style:paragraph-properties fo:text-align="center" style:justify-single-word="false"/>
      <style:text-properties style:font-name="serif" fo:font-size="15pt" style:text-underline-style="solid" style:text-underline-width="auto" style:text-underline-color="font-color" fo:font-weight="bold" officeooo:rsid="002a563d" officeooo:paragraph-rsid="002a563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serif" fo:font-size="15pt" style:text-underline-style="solid" style:text-underline-width="auto" style:text-underline-color="font-color" fo:font-weight="bold" officeooo:rsid="0014073b" officeooo:paragraph-rsid="0027645a" style:font-weight-asian="bold" style:font-weight-complex="bold"/>
    </style:style>
    <style:style style:name="P9" style:family="paragraph" style:parent-style-name="Standard">
      <style:paragraph-properties fo:text-align="center" style:justify-single-word="false"/>
      <style:text-properties style:font-name="serif" fo:font-size="15pt" style:text-underline-style="solid" style:text-underline-width="auto" style:text-underline-color="font-color" fo:font-weight="bold" officeooo:rsid="001317e8" officeooo:paragraph-rsid="001317e8" style:font-weight-asian="bold" style:font-weight-complex="bold"/>
    </style:style>
    <style:style style:name="P10" style:family="paragraph" style:parent-style-name="Standard">
      <style:paragraph-properties fo:text-align="center" style:justify-single-word="false"/>
      <style:text-properties style:font-name="serif" fo:font-size="15pt" style:text-underline-style="solid" style:text-underline-width="auto" style:text-underline-color="font-color" officeooo:rsid="0014073b" officeooo:paragraph-rsid="0027645a"/>
    </style:style>
    <style:style style:name="P11" style:family="paragraph" style:parent-style-name="Standard">
      <style:text-properties style:font-name="serif" fo:font-size="15pt" officeooo:rsid="0011d436" officeooo:paragraph-rsid="0005db9a" style:font-size-asian="13.1000003814697pt" style:font-size-complex="15pt"/>
    </style:style>
    <style:style style:name="P12" style:family="paragraph" style:parent-style-name="Standard">
      <style:paragraph-properties fo:text-align="start" style:justify-single-word="false"/>
      <style:text-properties style:font-name="serif" fo:font-size="12pt" style:text-underline-style="solid" style:text-underline-width="auto" style:text-underline-color="font-color" fo:font-weight="bold" officeooo:rsid="00237b3a" officeooo:paragraph-rsid="0027645a"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serif" fo:font-size="12pt" style:text-underline-style="solid" style:text-underline-width="auto" style:text-underline-color="font-color" fo:font-weight="bold" officeooo:rsid="002ee652" officeooo:paragraph-rsid="00304593"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serif" fo:font-size="12pt" fo:font-weight="normal" officeooo:rsid="001a0230" officeooo:paragraph-rsid="001a023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serif" fo:font-size="12pt" fo:font-weight="normal" officeooo:rsid="002ac283" officeooo:paragraph-rsid="002ac283"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serif" fo:font-size="12pt" fo:font-weight="normal" officeooo:rsid="0021996f" officeooo:paragraph-rsid="0021996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serif" fo:font-size="12pt" fo:font-weight="normal" officeooo:rsid="001870d8" officeooo:paragraph-rsid="001870d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serif" fo:font-size="12pt" fo:font-weight="bold" officeooo:rsid="0021996f" officeooo:paragraph-rsid="0021996f"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serif" fo:font-size="12pt" fo:font-weight="bold" officeooo:rsid="001870d8" officeooo:paragraph-rsid="001870d8"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serif" fo:font-size="12pt" fo:font-weight="bold" officeooo:rsid="0011d436" officeooo:paragraph-rsid="0005db9a" style:font-size-asian="12pt" style:font-weight-asian="bold" style:font-size-complex="12pt" style:font-weight-complex="bold"/>
    </style:style>
    <style:style style:name="P21" style:family="paragraph" style:parent-style-name="Standard">
      <style:text-properties style:font-name="serif" fo:font-size="12pt" officeooo:rsid="0011d436" officeooo:paragraph-rsid="0005db9a" style:font-size-asian="12pt" style:font-size-complex="12pt"/>
    </style:style>
    <style:style style:name="P22" style:family="paragraph" style:parent-style-name="Standard">
      <style:paragraph-properties fo:text-align="center" style:justify-single-word="false"/>
      <style:text-properties style:font-name="serif" fo:font-size="12pt" officeooo:paragraph-rsid="0005db9a"/>
    </style:style>
    <style:style style:name="P23" style:family="paragraph" style:parent-style-name="Standard">
      <style:paragraph-properties fo:text-align="start" style:justify-single-word="false"/>
      <style:text-properties style:font-name="serif" fo:font-size="12pt" style:text-underline-style="none" officeooo:rsid="002ee652" officeooo:paragraph-rsid="00304593" style:font-size-asian="10.5pt" style:font-size-complex="12pt"/>
    </style:style>
    <style:style style:name="P24" style:family="paragraph" style:parent-style-name="Standard">
      <style:paragraph-properties fo:text-align="start" style:justify-single-word="false"/>
      <style:text-properties style:font-name="serif" fo:font-size="12pt" style:text-underline-style="none" officeooo:rsid="00237b3a" officeooo:paragraph-rsid="0027645a"/>
    </style:style>
    <style:style style:name="P25" style:family="paragraph" style:parent-style-name="Standard">
      <style:paragraph-properties fo:text-align="start" style:justify-single-word="false"/>
      <style:text-properties style:font-name="serif" fo:font-size="12pt" style:text-underline-style="none" fo:font-weight="normal" officeooo:rsid="002ee652" officeooo:paragraph-rsid="002ee652" style:font-size-asian="10.5pt" style:font-weight-asian="normal" style:font-size-complex="12pt" style:font-weight-complex="normal"/>
    </style:style>
    <style:style style:name="P26" style:family="paragraph" style:parent-style-name="Standard">
      <style:text-properties style:font-name="serif" fo:font-size="11pt" officeooo:rsid="0011d436" officeooo:paragraph-rsid="0005db9a" style:font-size-asian="11pt" style:font-size-complex="11pt"/>
    </style:style>
    <style:style style:name="P27"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77a61" officeooo:paragraph-rsid="00077a61" style:font-size-asian="15pt" style:font-weight-asian="bold" style:font-size-complex="15pt" style:font-weight-complex="bold"/>
    </style:style>
    <style:style style:name="P2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077a61" officeooo:paragraph-rsid="00077a61"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bold" officeooo:rsid="002a7c51" officeooo:paragraph-rsid="00052b8d" style:font-size-asian="15pt" style:font-weight-asian="bold" style:font-size-complex="15pt" style:font-weight-complex="bold"/>
    </style:style>
    <style:style style:name="P30" style:family="paragraph" style:parent-style-name="Standard">
      <style:paragraph-properties fo:text-align="start" style:justify-single-word="false"/>
      <style:text-properties officeooo:paragraph-rsid="002da12b"/>
    </style:style>
    <style:style style:name="P31" style:family="paragraph" style:parent-style-name="Standard">
      <style:paragraph-properties fo:text-align="start" style:justify-single-word="false"/>
      <style:text-properties fo:font-size="12pt" style:text-underline-style="none" fo:font-weight="normal" officeooo:rsid="000adde1" officeooo:paragraph-rsid="000adde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0c89b5" officeooo:paragraph-rsid="000c89b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style="italic" style:text-underline-style="none" fo:font-weight="normal" officeooo:rsid="000c89b5" officeooo:paragraph-rsid="000c89b5"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style="italic" style:text-underline-style="none" fo:font-weight="normal" officeooo:rsid="000adde1" officeooo:paragraph-rsid="000adde1"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1767ef" officeooo:paragraph-rsid="001767ef" style:font-size-asian="10.5pt" style:font-style-asian="normal" style:font-weight-asian="normal" style:font-size-complex="12pt" style:font-style-complex="normal" style:font-weight-complex="normal"/>
    </style:style>
    <style:style style:name="P36" style:family="paragraph" style:parent-style-name="Standard">
      <style:text-properties style:font-name="Serif" fo:font-size="12pt" officeooo:rsid="0011d436" officeooo:paragraph-rsid="0005db9a" style:font-size-asian="12pt" style:font-size-complex="12pt"/>
    </style:style>
    <style:style style:name="P37" style:family="paragraph" style:parent-style-name="Table_20_Contents">
      <style:text-properties style:font-name="serif" fo:font-size="12pt" officeooo:rsid="0011d436" officeooo:paragraph-rsid="0005db9a" style:font-size-asian="12pt" style:font-size-complex="12pt"/>
    </style:style>
    <style:style style:name="P38" style:family="paragraph" style:parent-style-name="Table_20_Contents">
      <style:text-properties style:font-name="serif" fo:font-size="12pt" fo:font-weight="bold" officeooo:rsid="0011d436" officeooo:paragraph-rsid="0005db9a"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serif" fo:font-size="12pt" fo:font-weight="bold" officeooo:rsid="0015d607" officeooo:paragraph-rsid="0015d607" style:font-weight-asian="bold" style:font-weight-complex="bold"/>
    </style:style>
    <style:style style:name="P40" style:family="paragraph" style:parent-style-name="Table_20_Contents">
      <style:paragraph-properties fo:text-align="center" style:justify-single-word="false"/>
      <style:text-properties style:font-name="serif" fo:font-size="12pt" fo:font-weight="bold" officeooo:rsid="00104cb2" officeooo:paragraph-rsid="00104cb2" style:font-weight-asian="bold" style:font-weight-complex="bold"/>
    </style:style>
    <style:style style:name="P41" style:family="paragraph" style:parent-style-name="Table_20_Contents">
      <style:paragraph-properties fo:text-align="center" style:justify-single-word="false"/>
      <style:text-properties style:font-name="serif" fo:font-size="12pt"/>
    </style:style>
    <style:style style:name="P42" style:family="paragraph" style:parent-style-name="Table_20_Contents">
      <style:paragraph-properties fo:text-align="center" style:justify-single-word="false"/>
      <style:text-properties style:font-name="serif" fo:font-size="12pt" officeooo:rsid="00296ba8" officeooo:paragraph-rsid="00296ba8"/>
    </style:style>
    <style:style style:name="P43" style:family="paragraph" style:parent-style-name="Table_20_Contents">
      <style:paragraph-properties fo:text-align="center" style:justify-single-word="false"/>
      <style:text-properties style:font-name="serif" fo:font-size="12pt" officeooo:rsid="00237b3a" officeooo:paragraph-rsid="00237b3a"/>
    </style:style>
    <style:style style:name="P44" style:family="paragraph" style:parent-style-name="Table_20_Contents">
      <style:paragraph-properties fo:text-align="center" style:justify-single-word="false"/>
      <style:text-properties style:font-name="serif" fo:font-size="12pt" officeooo:rsid="002e50c5" officeooo:paragraph-rsid="002e50c5"/>
    </style:style>
    <style:style style:name="P45" style:family="paragraph" style:parent-style-name="Table_20_Contents">
      <style:paragraph-properties fo:text-align="center" style:justify-single-word="false"/>
      <style:text-properties style:font-name="serif" fo:font-size="12pt" officeooo:rsid="002e50c5" officeooo:paragraph-rsid="00331101"/>
    </style:style>
    <style:style style:name="P46" style:family="paragraph" style:parent-style-name="Table_20_Contents">
      <style:paragraph-properties fo:text-align="center" style:justify-single-word="false"/>
      <style:text-properties style:font-name="serif" fo:font-size="12pt" officeooo:rsid="00331101" officeooo:paragraph-rsid="00331101"/>
    </style:style>
    <style:style style:name="P47" style:family="paragraph" style:parent-style-name="Table_20_Contents">
      <style:text-properties style:font-name="Serif" fo:font-size="12pt" officeooo:rsid="00179f2b" officeooo:paragraph-rsid="0005db9a" style:font-size-asian="12pt" style:font-size-complex="12pt"/>
    </style:style>
    <style:style style:name="P48" style:family="paragraph" style:parent-style-name="Table_20_Contents">
      <style:text-properties style:font-name="Serif" fo:font-size="12pt" officeooo:rsid="0011d436" officeooo:paragraph-rsid="0005db9a" style:font-size-asian="12pt" style:font-size-complex="12pt"/>
    </style:style>
    <style:style style:name="P49" style:family="paragraph" style:parent-style-name="Standard">
      <style:paragraph-properties fo:margin-left="0in" fo:margin-right="0in" fo:text-align="start" style:justify-single-word="false" fo:text-indent="0in" style:auto-text-indent="false"/>
      <style:text-properties style:font-name="Serif" fo:font-size="12pt" officeooo:paragraph-rsid="0005db9a"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officeooo:paragraph-rsid="0027645a"/>
    </style:style>
    <style:style style:name="P51" style:family="paragraph" style:parent-style-name="Standard">
      <style:paragraph-properties fo:margin-top="0in" fo:margin-bottom="0.0402in" style:contextual-spacing="false" fo:text-align="center" style:justify-single-word="false"/>
      <style:text-properties fo:font-size="15pt" fo:font-weight="bold" officeooo:rsid="002a7c51" officeooo:paragraph-rsid="00052b8d" style:font-size-asian="15pt" style:font-weight-asian="bold" style:font-size-complex="15pt" style:font-weight-complex="bold"/>
    </style:style>
    <style:style style:name="P52" style:family="paragraph" style:parent-style-name="Standard">
      <style:paragraph-properties fo:margin-top="0in" fo:margin-bottom="0.0402in" style:contextual-spacing="false" fo:text-align="center" style:justify-single-word="false"/>
      <style:text-properties fo:font-size="14pt" style:text-underline-style="solid" style:text-underline-width="auto" style:text-underline-color="font-color" fo:font-weight="bold" officeooo:rsid="00095027" officeooo:paragraph-rsid="00095027" style:font-size-asian="14pt" style:font-weight-asian="bold" style:font-size-complex="14pt" style:font-weight-complex="bold"/>
    </style:style>
    <style:style style:name="P53" style:family="paragraph" style:parent-style-name="Standard">
      <style:paragraph-properties fo:margin-top="0in" fo:margin-bottom="0.0402in" style:contextual-spacing="false" fo:text-align="start" style:justify-single-word="false"/>
      <style:text-properties fo:font-size="12pt" style:text-underline-style="none" fo:font-weight="normal" officeooo:rsid="000adde1" officeooo:paragraph-rsid="000adde1" style:font-size-asian="10.5pt" style:font-weight-asian="normal" style:font-size-complex="12pt" style:font-weight-complex="normal"/>
    </style:style>
    <style:style style:name="P54" style:family="paragraph" style:parent-style-name="Standard">
      <style:paragraph-properties fo:margin-top="0in" fo:margin-bottom="0.0402in" style:contextual-spacing="false" fo:text-align="start" style:justify-single-word="false"/>
      <style:text-properties fo:font-size="12pt" fo:font-style="italic" style:text-underline-style="none" fo:font-weight="normal" officeooo:rsid="000c89b5" officeooo:paragraph-rsid="000c89b5"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color="#ff0000" style:font-name="Consolas" fo:font-size="10pt" officeooo:paragraph-rsid="002da12b" style:font-size-asian="10pt"/>
    </style:style>
    <style:style style:name="P56" style:family="paragraph" style:parent-style-name="Standard">
      <style:paragraph-properties fo:text-align="start" style:justify-single-word="false"/>
      <style:text-properties style:font-name="serif" fo:font-size="12pt" style:text-underline-style="none" fo:font-weight="normal" officeooo:rsid="002596ba" officeooo:paragraph-rsid="0027645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serif" fo:font-size="12pt" style:text-underline-style="none" fo:font-weight="normal" officeooo:rsid="003534ed" officeooo:paragraph-rsid="003534e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serif" fo:font-size="12pt" style:text-underline-style="solid" style:text-underline-width="auto" style:text-underline-color="font-color" fo:font-weight="bold" officeooo:rsid="003458a1" officeooo:paragraph-rsid="003458a1" style:font-size-asian="10.5pt" style:font-weight-asian="bold" style:font-size-complex="12pt" style:font-weight-complex="bold"/>
    </style:style>
    <style:style style:name="P59" style:family="paragraph" style:parent-style-name="Standard">
      <style:paragraph-properties fo:text-align="center" style:justify-single-word="false"/>
      <style:text-properties style:font-name="serif" fo:font-size="15pt" style:text-underline-style="solid" style:text-underline-width="auto" style:text-underline-color="font-color" fo:font-weight="bold" officeooo:paragraph-rsid="0014073b" style:font-weight-asian="bold" style:font-weight-complex="bold"/>
    </style:style>
    <style:style style:name="P60" style:family="paragraph" style:parent-style-name="Table_20_Contents">
      <style:paragraph-properties fo:text-align="center" style:justify-single-word="false"/>
      <style:text-properties style:font-name="serif" fo:font-size="12pt" officeooo:rsid="0038115d" officeooo:paragraph-rsid="0038115d"/>
    </style:style>
    <style:style style:name="T1" style:family="text">
      <style:text-properties officeooo:rsid="00052b8d"/>
    </style:style>
    <style:style style:name="T2" style:family="text">
      <style:text-properties officeooo:rsid="00261430"/>
    </style:style>
    <style:style style:name="T3" style:family="text">
      <style:text-properties style:text-position="super 58%" officeooo:rsid="00261430"/>
    </style:style>
    <style:style style:name="T4" style:family="text">
      <style:text-properties style:text-position="super 58%" fo:font-size="12pt" style:text-underline-style="none" fo:font-weight="normal" officeooo:rsid="002a563d" style:font-size-asian="10.5pt" style:font-weight-asian="normal" style:font-size-complex="12pt" style:font-weight-complex="normal"/>
    </style:style>
    <style:style style:name="T5" style:family="text">
      <style:text-properties fo:font-size="15pt"/>
    </style:style>
    <style:style style:name="T6" style:family="text">
      <style:text-properties fo:font-size="15pt"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169541"/>
    </style:style>
    <style:style style:name="T9" style:family="text">
      <style:text-properties officeooo:rsid="00148d45"/>
    </style:style>
    <style:style style:name="T10" style:family="text">
      <style:text-properties style:font-name="Serif"/>
    </style:style>
    <style:style style:name="T11" style:family="text">
      <style:text-properties officeooo:rsid="002baee1"/>
    </style:style>
    <style:style style:name="T12" style:family="text">
      <style:text-properties officeooo:rsid="000c89b5"/>
    </style:style>
    <style:style style:name="T13" style:family="text">
      <style:text-properties officeooo:rsid="000d39d7"/>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ac16f"/>
    </style:style>
    <style:style style:name="T17" style:family="text">
      <style:text-properties officeooo:rsid="001ffd0e"/>
    </style:style>
    <style:style style:name="T18" style:family="text">
      <style:text-properties fo:font-size="12pt" style:text-underline-style="none" fo:font-weight="normal" officeooo:rsid="00077a61" style:font-size-asian="10.5pt" style:font-weight-asian="normal" style:font-size-complex="12pt" style:font-weight-complex="normal"/>
    </style:style>
    <style:style style:name="T19" style:family="text">
      <style:text-properties fo:font-size="12pt" style:text-underline-style="none" fo:font-weight="normal" officeooo:rsid="001fcbf4" style:font-size-asian="10.5pt" style:font-weight-asian="normal" style:font-size-complex="12pt" style:font-weight-complex="normal"/>
    </style:style>
    <style:style style:name="T20" style:family="text">
      <style:text-properties fo:font-size="12pt" style:text-underline-style="none" fo:font-weight="normal" officeooo:rsid="00095027" style:font-size-asian="10.5pt" style:font-weight-asian="normal" style:font-size-complex="12pt" style:font-weight-complex="normal"/>
    </style:style>
    <style:style style:name="T21" style:family="text">
      <style:text-properties fo:font-size="12pt" style:text-underline-style="none" fo:font-weight="normal" officeooo:rsid="0020212b" style:font-size-asian="10.5pt" style:font-weight-asian="normal" style:font-size-complex="12pt" style:font-weight-complex="normal"/>
    </style:style>
    <style:style style:name="T22" style:family="text">
      <style:text-properties fo:font-size="12pt" style:text-underline-style="none" fo:font-weight="normal" officeooo:rsid="002a563d" style:font-size-asian="10.5pt" style:font-weight-asian="normal" style:font-size-complex="12pt" style:font-weight-complex="normal"/>
    </style:style>
    <style:style style:name="T23" style:family="text">
      <style:text-properties fo:color="#000000" style:font-name="Consolas" fo:font-size="10pt" officeooo:rsid="0020212b" style:font-size-asian="10pt"/>
    </style:style>
    <style:style style:name="T24" style:family="text">
      <style:text-properties officeooo:rsid="00237b3a"/>
    </style:style>
    <style:style style:name="T25" style:family="text">
      <style:text-properties fo:font-weight="normal" style:font-size-asian="10.5pt" style:font-weight-asian="normal" style:font-size-complex="12pt" style:font-weight-complex="normal"/>
    </style:style>
    <style:style style:name="T26" style:family="text">
      <style:text-properties fo:font-weight="normal" officeooo:rsid="002596ba" style:font-size-asian="10.5pt" style:font-weight-asian="normal" style:font-size-complex="12pt" style:font-weight-complex="normal"/>
    </style:style>
    <style:style style:name="T27" style:family="text">
      <style:text-properties style:text-underline-style="none" officeooo:rsid="00237b3a"/>
    </style:style>
    <style:style style:name="T28" style:family="text">
      <style:text-properties officeooo:rsid="002ac283"/>
    </style:style>
    <style:style style:name="T29" style:family="text">
      <style:text-properties officeooo:rsid="002e50c5"/>
    </style:style>
    <style:style style:name="T30" style:family="text">
      <style:text-properties officeooo:rsid="003534ed"/>
    </style:style>
    <style:style style:name="T31" style:family="text">
      <style:text-properties officeooo:rsid="00386b7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chard Idigo</text:p>
      <text:p text:style-name="P2">Professor Young</text:p>
      <text:p text:style-name="P2">CS 331</text:p>
      <text:p text:style-name="P3"><text:span text:style-name="T2">May 28</text:span><text:span text:style-name="T3">th</text:span><text:span text:style-name="T2">, 2015</text:span></text:p>
      <text:p text:style-name="P3"/>
      <text:p text:style-name="P51">Project <text:span text:style-name="T1">2</text:span>: <text:span text:style-name="T1">Selection Problem with Kth Element</text:span></text:p>
      <text:p text:style-name="P52">Test Strategies</text:p>
      <text:p text:style-name="P53">Since the project was centered around sorting a list with the intent of obtaining the kth element, it was natural to implement the array data structure. We were to implement four different algorithms such that:</text:p>
      <text:p text:style-name="P31"><text:span text:style-name="T7"><text:tab/></text:span><text:span text:style-name="T15">Algorithm 1:</text:span><text:span text:style-name="T14"> Sorts array through merge-sort and returns the kth element</text:span></text:p>
      <text:p text:style-name="P34"><text:span text:style-name="T7"><text:tab/>Algorithm 2:</text:span> <text:span text:style-name="T12">Uses partition from quick-sort to find the kth element iteratively</text:span></text:p>
      <text:p text:style-name="P33"><text:span text:style-name="T7"><text:tab/>Algorithm 3: </text:span>Same as algorithm 2 but recursively</text:p>
      <text:p text:style-name="P54"><text:span text:style-name="T7"><text:tab/>Algorithm 4:</text:span> Same as algorithm 3 but using the median of medians technique to select pivot.</text:p>
      <text:p text:style-name="P35">To start I worked on each algorithm separately as their own programs to focus on each individually. I did this of course for ease of debugging as well as easier tracking of each algorithms. As I verified each was correct I one by one implemented them as methods that I stored in one java program called <text:span text:style-name="T14">SortK.</text:span></text:p>
      <text:p text:style-name="P32">To test each of these algorithms against each other, I thought it would be best to dedicate an array to each algorithm for it to perform its operations. However, each array would consist of identical contents so that the integrity of the analysis is upheld. <text:span text:style-name="T13">Similar to project one I decided that the System.nano class would be ideal for timing the algorithms in their search for the kth element. So in the beginning each algorithm I take a snapshot of the internal time and subtract it from another snapshot taken at the end to capture the total time in between the two. I decided to also run all the algorithms one after the other to easily compare the results and did so for different values of n. After executing each run 10-20 times I kept the average for each algorithm against each size of n.</text:span></text:p>
      <text:p text:style-name="P28"/>
      <text:p text:style-name="P27">Data Sets</text:p>
      <text:p text:style-name="P30"><text:span text:style-name="T18">Project 2 required that while testing each algorithm I used the same data to fairly compare results. Because I wanted to use consistent data, but also have an element of randomness for proper analysis I decided to populate one array randomly with values 1 through 100</text:span><text:span text:style-name="T19">0</text:span><text:span text:style-name="T18">. After populating the first array, I created three more arrays that would essentially contain the values of the initial array </text:span><text:span text:style-name="T20">along the size of the first array</text:span><text:span text:style-name="T18">. This way I incorporated the necessary randomness and also made sure to keep consistency. </text:span><text:span text:style-name="T20">I also made sure to vary the sizes of the arrays for instance size 10, 100, 1000 and so on with more powers of 10. I found that at around 100 million for the array length, I would get the following error: </text:span></text:p>
      <text:p text:style-name="P55">Exception in thread "main" java.lang.OutOfMemoryError: Java heap space at cs331.SortingK.main. </text:p>
      <text:p text:style-name="P50"><text:span text:style-name="T23">After encountering I took notice that I reach an upper bound and let n be at most 10 million, which is still a pretty impressive size for an array to be sorted. </text:span><text:span text:style-name="T20">I also found different kth elements, for instance when k=1, k=n/2, k=3n/4. </text:span><text:span text:style-name="T21">In the chart attached all the data was found when k=3n/4. I thought this would be a great case to study because it wasn’t the first element, last element, or middle. </text:span><text:span text:style-name="T22">It wasn't a real typical element to consider for arrays and will be dynamic depending on the array. For instance in an array of size 10, 3n/4 produces the 7</text:span><text:span text:style-name="T4">th</text:span><text:span text:style-name="T22"> element. However in an array of size 10,000 3n/4 produces the 7,500 element. I thought the fact that the element changes dependent on the size of the array would be a great feature to analyze.</text:span></text:p>
      <text:p text:style-name="P29"/>
      <text:p text:style-name="P6"><text:soft-page-break/></text:p>
      <text:p text:style-name="P9">Average Computation of Algorithms <text:span text:style-name="T24">(</text:span><text:span text:style-name="T27">in nanoseconds)</text:span></text:p>
      <text:p text:style-name="P4"/>
      <table:table table:name="Table2" table:style-name="Table2">
        <table:table-column table:style-name="Table2.A" table:number-columns-repeated="5"/>
        <table:table-row>
          <table:table-cell table:style-name="Table2.A1" office:value-type="string">
            <text:p text:style-name="P40"><text:s/>Algorithm / n</text:p>
          </table:table-cell>
          <table:table-cell table:style-name="Table2.A1" office:value-type="string">
            <text:p text:style-name="P40"><text:span text:style-name="T24">Select kth</text:span> 1</text:p>
          </table:table-cell>
          <table:table-cell table:style-name="Table2.A1" office:value-type="string">
            <text:p text:style-name="P40"><text:span text:style-name="T24">Select kth</text:span> 2</text:p>
          </table:table-cell>
          <table:table-cell table:style-name="Table2.A1" office:value-type="string">
            <text:p text:style-name="P40"><text:span text:style-name="T24">Select kth</text:span> 3</text:p>
          </table:table-cell>
          <table:table-cell table:style-name="Table2.E1" office:value-type="string">
            <text:p text:style-name="P40"><text:span text:style-name="T24">Select kth</text:span> 4</text:p>
          </table:table-cell>
        </table:table-row>
        <table:table-row>
          <table:table-cell table:style-name="Table2.A2" office:value-type="string">
            <text:p text:style-name="P40">n=10</text:p>
          </table:table-cell>
          <table:table-cell table:style-name="Table2.A2" office:value-type="string">
            <text:p text:style-name="P43">77302.8</text:p>
          </table:table-cell>
          <table:table-cell table:style-name="Table2.A2" office:value-type="string">
            <text:p text:style-name="P41"/>
            <text:p text:style-name="P41"><draw:frame draw:style-name="fr1" draw:name="Object2" text:anchor-type="paragraph" svg:width="0.8898in" svg:height="0.1689in" draw:z-index="1"><draw:object xlink:href="./Object 2" xlink:type="simple" xlink:show="embed" xlink:actuate="onLoad"/><draw:image xlink:href="./ObjectReplacements/Object 2" xlink:type="simple" xlink:show="embed" xlink:actuate="onLoad"/></draw:frame></text:p>
          </table:table-cell>
          <table:table-cell table:style-name="Table2.A2" office:value-type="string">
            <text:p text:style-name="P41"><draw:frame draw:style-name="fr2" draw:name="Object1" text:anchor-type="paragraph" svg:x="0.2098in" svg:y="0.1244in" svg:width="0.8898in" svg:height="0.1689in" draw:z-index="0"><draw:object xlink:href="./Object 1" xlink:type="simple" xlink:show="embed" xlink:actuate="onLoad"/><draw:image xlink:href="./ObjectReplacements/Object 1" xlink:type="simple" xlink:show="embed" xlink:actuate="onLoad"/></draw:frame></text:p>
            <text:p text:style-name="P41"/>
          </table:table-cell>
          <table:table-cell table:style-name="Table2.E2" office:value-type="string">
            <text:p text:style-name="P42">184987.333</text:p>
          </table:table-cell>
        </table:table-row>
        <table:table-row table:style-name="Table2.3">
          <table:table-cell table:style-name="Table2.A2" office:value-type="string">
            <text:p text:style-name="P40">n=100</text:p>
          </table:table-cell>
          <table:table-cell table:style-name="Table2.A2" office:value-type="string">
            <text:p text:style-name="P41"/>
            <text:p text:style-name="P41"><draw:frame draw:style-name="fr1" draw:name="Object3" text:anchor-type="paragraph" svg:width="0.8898in" svg:height="0.1689in" draw:z-index="2"><draw:object xlink:href="./Object 3" xlink:type="simple" xlink:show="embed" xlink:actuate="onLoad"/><draw:image xlink:href="./ObjectReplacements/Object 3" xlink:type="simple" xlink:show="embed" xlink:actuate="onLoad"/></draw:frame></text:p>
          </table:table-cell>
          <table:table-cell table:style-name="Table2.A2" office:value-type="string">
            <text:p text:style-name="P41"/>
            <text:p text:style-name="P41"><draw:frame draw:style-name="fr2" draw:name="Object5" text:anchor-type="paragraph" svg:x="0.2098in" svg:y="0.0236in" svg:width="0.8898in" svg:height="0.1689in" draw:z-index="4"><draw:object xlink:href="./Object 5" xlink:type="simple" xlink:show="embed" xlink:actuate="onLoad"/><draw:image xlink:href="./ObjectReplacements/Object 5" xlink:type="simple" xlink:show="embed" xlink:actuate="onLoad"/></draw:frame></text:p>
            <text:p text:style-name="P41"/>
          </table:table-cell>
          <table:table-cell table:style-name="Table2.A2" office:value-type="string">
            <text:p text:style-name="P41"><draw:frame draw:style-name="fr2" draw:name="Object4" text:anchor-type="paragraph" svg:x="0.2098in" svg:y="0.1681in" svg:width="0.8898in" svg:height="0.1689in" draw:z-index="3"><draw:object xlink:href="./Object 4" xlink:type="simple" xlink:show="embed" xlink:actuate="onLoad"/><draw:image xlink:href="./ObjectReplacements/Object 4" xlink:type="simple" xlink:show="embed" xlink:actuate="onLoad"/><svg:desc>OLE-object</svg:desc></draw:frame></text:p>
          </table:table-cell>
          <table:table-cell table:style-name="Table2.E2" office:value-type="string">
            <text:p text:style-name="P41"/>
            <text:p text:style-name="P60">231511.87</text:p>
          </table:table-cell>
        </table:table-row>
        <table:table-row>
          <table:table-cell table:style-name="Table2.A2" office:value-type="string">
            <text:p text:style-name="P40">n=<text:span text:style-name="T17">1000</text:span></text:p>
          </table:table-cell>
          <table:table-cell table:style-name="Table2.A2" office:value-type="string">
            <text:p text:style-name="P41"/>
            <text:p text:style-name="P41"><draw:frame draw:style-name="fr1" draw:name="Object6" text:anchor-type="paragraph" svg:width="0.8898in" svg:height="0.1681in" draw:z-index="5"><draw:object xlink:href="./Object 6" xlink:type="simple" xlink:show="embed" xlink:actuate="onLoad"/><draw:image xlink:href="./ObjectReplacements/Object 6" xlink:type="simple" xlink:show="embed" xlink:actuate="onLoad"/></draw:frame></text:p>
          </table:table-cell>
          <table:table-cell table:style-name="Table2.A2" office:value-type="string">
            <text:p text:style-name="P41"/>
            <text:p text:style-name="P41"><draw:frame draw:style-name="fr1" draw:name="Object8" text:anchor-type="paragraph" svg:width="0.8898in" svg:height="0.1681in" draw:z-index="7"><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41"/>
            <text:p text:style-name="P41"><draw:frame draw:style-name="fr1" draw:name="Object7" text:anchor-type="paragraph" svg:width="0.8898in" svg:height="0.1681in" draw:z-index="6"><draw:object xlink:href="./Object 7" xlink:type="simple" xlink:show="embed" xlink:actuate="onLoad"/><draw:image xlink:href="./ObjectReplacements/Object 7" xlink:type="simple" xlink:show="embed" xlink:actuate="onLoad"/></draw:frame></text:p>
          </table:table-cell>
          <table:table-cell table:style-name="Table2.E2" office:value-type="string">
            <text:p text:style-name="P41"/>
            <text:p text:style-name="P41"><draw:frame draw:style-name="fr1" draw:name="Object18" text:anchor-type="paragraph" svg:width="0.8898in" svg:height="0.1689in" draw:z-index="16"><draw:object xlink:href="./Object 18" xlink:type="simple" xlink:show="embed" xlink:actuate="onLoad"/><draw:image xlink:href="./ObjectReplacements/Object 18" xlink:type="simple" xlink:show="embed" xlink:actuate="onLoad"/></draw:frame></text:p>
          </table:table-cell>
        </table:table-row>
        <table:table-row>
          <table:table-cell table:style-name="Table2.A2" office:value-type="string">
            <text:p text:style-name="P40">n=<text:span text:style-name="T17">10000</text:span></text:p>
          </table:table-cell>
          <table:table-cell table:style-name="Table2.A2" office:value-type="string">
            <text:p text:style-name="P41"/>
            <text:p text:style-name="P41"><draw:frame draw:style-name="fr1" draw:name="Object9" text:anchor-type="paragraph" svg:width="0.8898in" svg:height="0.1689in" draw:z-index="8"><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41"><draw:frame draw:style-name="fr2" draw:name="Object10" text:anchor-type="paragraph" svg:x="0.2098in" svg:y="0.1339in" svg:width="0.8898in" svg:height="0.1689in" draw:z-index="9"><draw:object xlink:href="./Object 10" xlink:type="simple" xlink:show="embed" xlink:actuate="onLoad"/><draw:image xlink:href="./ObjectReplacements/Object 10" xlink:type="simple" xlink:show="embed" xlink:actuate="onLoad"/><svg:desc>OLE-object</svg:desc></draw:frame></text:p>
          </table:table-cell>
          <table:table-cell table:style-name="Table2.A2" office:value-type="string">
            <text:p text:style-name="P42">2011797.2</text:p>
            <text:p text:style-name="P41"/>
          </table:table-cell>
          <table:table-cell table:style-name="Table2.E2" office:value-type="string">
            <text:p text:style-name="P46"><text:span text:style-name="T30">3</text:span>092118.211</text:p>
          </table:table-cell>
        </table:table-row>
        <table:table-row>
          <table:table-cell table:style-name="Table2.A2" office:value-type="string">
            <text:p text:style-name="P39">n=1000<text:span text:style-name="T17">00</text:span></text:p>
          </table:table-cell>
          <table:table-cell table:style-name="Table2.A2" office:value-type="string">
            <text:p text:style-name="P41"/>
            <text:p text:style-name="P41"><draw:frame draw:style-name="fr1" draw:name="Object11" text:anchor-type="paragraph" svg:width="0.8898in" svg:height="0.1681in" draw:z-index="10"><draw:object xlink:href="./Object 11" xlink:type="simple" xlink:show="embed" xlink:actuate="onLoad"/><draw:image xlink:href="./ObjectReplacements/Object 11" xlink:type="simple" xlink:show="embed" xlink:actuate="onLoad"/></draw:frame></text:p>
          </table:table-cell>
          <table:table-cell table:style-name="Table2.A2" office:value-type="string">
            <text:p text:style-name="P41"/>
            <text:p text:style-name="P41"><draw:frame draw:style-name="fr1" draw:name="Object12" text:anchor-type="paragraph" svg:width="0.8898in" svg:height="0.1681in" draw:z-index="11"><draw:object xlink:href="./Object 12" xlink:type="simple" xlink:show="embed" xlink:actuate="onLoad"/><draw:image xlink:href="./ObjectReplacements/Object 12" xlink:type="simple" xlink:show="embed" xlink:actuate="onLoad"/></draw:frame></text:p>
          </table:table-cell>
          <table:table-cell table:style-name="Table2.A2" office:value-type="string">
            <text:p text:style-name="P44">425413.67</text:p>
          </table:table-cell>
          <table:table-cell table:style-name="Table2.E2" office:value-type="string">
            <text:p text:style-name="P45">stack overflow</text:p>
          </table:table-cell>
        </table:table-row>
        <table:table-row>
          <table:table-cell table:style-name="Table2.A2" office:value-type="string">
            <text:p text:style-name="P39">n=<text:span text:style-name="T17">1000000</text:span></text:p>
          </table:table-cell>
          <table:table-cell table:style-name="Table2.A2" office:value-type="string">
            <text:p text:style-name="P41"/>
            <text:p text:style-name="P41"><draw:frame draw:style-name="fr1" draw:name="Object13" text:anchor-type="paragraph" svg:width="0.8898in" svg:height="0.1689in" draw:z-index="12"><draw:object xlink:href="./Object 13" xlink:type="simple" xlink:show="embed" xlink:actuate="onLoad"/><draw:image xlink:href="./ObjectReplacements/Object 13" xlink:type="simple" xlink:show="embed" xlink:actuate="onLoad"/></draw:frame></text:p>
          </table:table-cell>
          <table:table-cell table:style-name="Table2.A2" office:value-type="string">
            <text:p text:style-name="P41"/>
            <text:p text:style-name="P41"><draw:frame draw:style-name="fr1" draw:name="Object14" text:anchor-type="paragraph" svg:width="0.8898in" svg:height="0.1689in" draw:z-index="13"><draw:object xlink:href="./Object 14" xlink:type="simple" xlink:show="embed" xlink:actuate="onLoad"/><draw:image xlink:href="./ObjectReplacements/Object 14" xlink:type="simple" xlink:show="embed" xlink:actuate="onLoad"/></draw:frame></text:p>
          </table:table-cell>
          <table:table-cell table:style-name="Table2.A2" office:value-type="string">
            <text:p text:style-name="P44">stack overflow</text:p>
          </table:table-cell>
          <table:table-cell table:style-name="Table2.E2" office:value-type="string">
            <text:p text:style-name="P45">stack overflow</text:p>
          </table:table-cell>
        </table:table-row>
        <table:table-row>
          <table:table-cell table:style-name="Table2.A2" office:value-type="string">
            <text:p text:style-name="P39">n=<text:span text:style-name="T17">10000000</text:span></text:p>
          </table:table-cell>
          <table:table-cell table:style-name="Table2.A2" office:value-type="string">
            <text:p text:style-name="P41"/>
            <text:p text:style-name="P41"><draw:frame draw:style-name="fr1" draw:name="Object15" text:anchor-type="paragraph" svg:width="0.8898in" svg:height="0.1689in" draw:z-index="14"><draw:object xlink:href="./Object 15" xlink:type="simple" xlink:show="embed" xlink:actuate="onLoad"/><draw:image xlink:href="./ObjectReplacements/Object 15" xlink:type="simple" xlink:show="embed" xlink:actuate="onLoad"/></draw:frame></text:p>
          </table:table-cell>
          <table:table-cell table:style-name="Table2.A2" office:value-type="string">
            <text:p text:style-name="P41"/>
            <text:p text:style-name="P41"><draw:frame draw:style-name="fr1" draw:name="Object16" text:anchor-type="paragraph" svg:width="0.8898in" svg:height="0.1689in" draw:z-index="15"><draw:object xlink:href="./Object 16" xlink:type="simple" xlink:show="embed" xlink:actuate="onLoad"/><draw:image xlink:href="./ObjectReplacements/Object 16" xlink:type="simple" xlink:show="embed" xlink:actuate="onLoad"/></draw:frame></text:p>
          </table:table-cell>
          <table:table-cell table:style-name="Table2.A2" office:value-type="string">
            <text:p text:style-name="P44">stack overflow</text:p>
          </table:table-cell>
          <table:table-cell table:style-name="Table2.E2" office:value-type="string">
            <text:p text:style-name="P44">stack overflow</text:p>
          </table:table-cell>
        </table:table-row>
      </table:table>
      <text:p text:style-name="P5"/>
      <text:p text:style-name="P8">Explanation of Results</text:p>
      <text:p text:style-name="P10"/>
      <text:p text:style-name="P12">Is select kth 2 always faster that kth <text:span text:style-name="T29">3</text:span>?</text:p>
      <text:p text:style-name="P24"><text:span text:style-name="T25"><text:tab/>At first when n=10, kth 2 is definitely faster than kth 3 with kth 2 taking about 150000 ns and kth 3 taking almost 2 million ns. However when n =100, kth 2 takes almost 600000 ns while kth 3 takes almost 500000 ns. So with the instance of array size being 100 it is very close. As n gets bigger than 100 kth 3 becomes significantly faster. </text:span><text:span text:style-name="T26">For instance when n=1000 according to the table we see that the amount of nanoseconds for kth 2 is 4866005.5, compared to kth 3 that took an amount of 292844 nanoseconds.</text:span></text:p>
      <text:p text:style-name="P56"/>
      <text:p text:style-name="P56"/>
      <text:p text:style-name="P58">When is Select kth 4 faster than kth 1</text:p>
      <text:p text:style-name="P57">In my <text:span text:style-name="T31">implementation</text:span>, it seems that the select 1 is faster until about when n= 10000. I feel this is due to the fact that select 1 still performs well within a certain size n, and within that range the recursion of select 4 is just tedious. However after the range, the recursion of select 4 becomes more efficient therefore making it the better algorithm outside of the range.</text:p>
      <text:p text:style-name="P58"/>
      <text:p text:style-name="P13">Stack Overflow</text:p>
      <text:p text:style-name="P23"><text:s/>For the algorithms that used recursion, aka select kth 3 and kth 4, I would receive stack overflow errors when the size of the array reached a certain size. I figured this is due to the number of recursive calls that were made. So for certain sizes I couldn’t find the kth element due to this error.</text:p>
      <text:p text:style-name="P25"/>
      <text:p text:style-name="P59"><text:soft-page-break/></text:p>
      <text:p text:style-name="P22"><text:span text:style-name="T6">Strength and Constraints of Your Work</text:span><text:span text:style-name="T5"> </text:span></text:p>
      <text:p text:style-name="P11"/>
      <text:p text:style-name="P21">This project was created and tested with the following hardware and software;</text:p>
      <table:table table:name="Table1" table:style-name="Table1">
        <table:table-column table:style-name="Table1.A"/>
        <table:table-column table:style-name="Table1.B"/>
        <table:table-row>
          <table:table-cell table:style-name="Table1.A1" office:value-type="string">
            <text:p text:style-name="P21"><text:span text:style-name="T7">Hardware</text:span> </text:p>
            <text:p text:style-name="P26">- Toshiba notebook</text:p>
            <text:p text:style-name="P26">- Intel(R) core i3-3120M CPU processor @ 2.50ghz</text:p>
            <text:p text:style-name="P26">- ram 4GB (3.88 <text:span text:style-name="T8">GB</text:span> usable)</text:p>
            <text:p text:style-name="P26">- 64-bit Operating system type</text:p>
            <text:p text:style-name="P26">- <text:span text:style-name="T9">750GB Hard Drive (545 GB usable)</text:span></text:p>
          </table:table-cell>
          <table:table-cell table:style-name="Table1.B1" office:value-type="string">
            <text:p text:style-name="P38">Software</text:p>
            <text:p text:style-name="P37">-<text:span text:style-name="T10">Operating System Windows 8.1</text:span></text:p>
            <text:p text:style-name="P48">-IDE Eclipse Luna</text:p>
            <text:p text:style-name="P36"><text:s/>Version: Luna Service Release 1 (4.4.1)</text:p>
            <text:p text:style-name="P49"><text:s/>Build id: 20140925-1800</text:p>
            <text:p text:style-name="P47"><text:s/>Programming <text:span text:style-name="T11">Language: Java</text:span></text:p>
          </table:table-cell>
        </table:table-row>
      </table:table>
      <text:p text:style-name="P20"/>
      <text:p text:style-name="P19">Choice of Hardware-</text:p>
      <text:p text:style-name="P17">I chose to use this particular hardware combination mostly because my Toshiba laptop is portable, meaning I am not restricted to working on the project in one place, such as if I used a desktop. With this decision I was able to work on the project everywhere I brought my laptop including school. The ram space was more than sufficient enough for the work and so was the hard drive space. </text:p>
      <text:p text:style-name="P17"/>
      <text:p text:style-name="P19">Software Choice-</text:p>
      <text:p text:style-name="P14"><text:s/>The operating system came installed on the Toshiba notebook and I have since then not update the OS. I chose eclipse mostly due to the fact that it is the IDE that I have used most in my programming and the one I am most familiar with. I chose java similarity because it is the programming language I am most familiar with and I program with it <text:span text:style-name="T16">regularly</text:span>.</text:p>
      <text:p text:style-name="P14"/>
      <text:p text:style-name="P18">Work Conditions-</text:p>
      <text:p text:style-name="P16">While working on the project, I made sure during testing to limit the activities of my laptop as much as I could so it could focus and give its entire attention to the program. However, I did have my Mozilla Firefox browser open more than 95% of the time. In case I ran across an issue I wanted to be able to search the web as necessary for resources. </text:p>
      <text:p text:style-name="P14"/>
      <text:p text:style-name="P14"/>
      <text:p text:style-name="P7">Program Correctness</text:p>
      <text:p text:style-name="P14"/>
      <text:p text:style-name="P15">In terms of optimization I could of course start with optimizing the algorithms I decided to use. For instance for the iteration algorithms I could have structured the code differently. So with that I could have also used better hardware such as an i5 processor instead, or an architecture with more RAM and other hardware components. I also could have tried programming in another language such as Python as it is less “restrictive” than Java.</text:p>
      <text:p text:style-name="Text_20_body">As far as limits I could have possible tested larger values for n. For instance the largest values <text:span text:style-name="T28">I could test up to was array of size 10 million, but that’s because the recursive methods I implemented would cause Stack Overflow errors because of the many recursive calls. Maybe by implementing those algorithms a bit better, I could allow for bigger array sizes and avoid the erro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erif" svg:font-family="serif"/>
    <style:font-face style:name="Consolas" svg:font-family="Consolas" style:font-family-generic="roman"/>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22815"/>
    </style:style>
    <style:style style:name="MT1" style:family="text">
      <style:text-properties officeooo:rsid="00052b8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Idigo </text:span><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21:56:19.396000000</meta:creation-date>
    <dc:date>2015-06-02T11:45:57.296000000</dc:date>
    <meta:editing-duration>PT16H6M4S</meta:editing-duration>
    <meta:editing-cycles>52</meta:editing-cycles>
    <meta:generator>LibreOffice/4.2.0.4$Windows_x86 LibreOffice_project/05dceb5d363845f2cf968344d7adab8dcfb2ba71</meta:generator>
    <meta:print-date>2015-06-02T09:59:41.659000000</meta:print-date>
    <meta:document-statistic meta:table-count="2" meta:image-count="0" meta:object-count="17" meta:page-count="3" meta:paragraph-count="72" meta:word-count="1304" meta:character-count="7318" meta:non-whitespace-character-count="60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number-columns-repeated="3" table:default-cell-style-name="Default"/>
        <table:table-row table:style-name="ro1" table:number-rows-repeated="12">
          <table:table-cell table:number-columns-repeated="3"/>
        </table:table-row>
        <table:table-row table:style-name="ro2">
          <table:table-cell table:number-columns-repeated="2"/>
          <table:table-cell table:style-name="ce2" office:value-type="float" office:value="1796641.1" calcext:value-type="float">
            <text:p>179664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4:10.0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61">
          <table:table-cell table:number-columns-repeated="4"/>
        </table:table-row>
        <table:table-row table:style-name="ro2">
          <table:table-cell table:number-columns-repeated="3"/>
          <table:table-cell office:value-type="float" office:value="17756218" calcext:value-type="float">
            <text:p>1775621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6:42.3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74">
          <table:table-cell table:number-columns-repeated="2"/>
        </table:table-row>
        <table:table-row table:style-name="ro2">
          <table:table-cell/>
          <table:table-cell office:value-type="float" office:value="27687610" calcext:value-type="float">
            <text:p>2768761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7:19.0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74">
          <table:table-cell table:number-columns-repeated="4"/>
        </table:table-row>
        <table:table-row table:style-name="ro2">
          <table:table-cell table:number-columns-repeated="3"/>
          <table:table-cell office:value-type="float" office:value="102997726.666667" calcext:value-type="float">
            <text:p>102997726.66666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7:24.7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84">
          <table:table-cell table:number-columns-repeated="2"/>
        </table:table-row>
        <table:table-row table:style-name="ro2">
          <table:table-cell/>
          <table:table-cell office:value-type="float" office:value="198028583" calcext:value-type="float">
            <text:p>19802858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7:50.6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84">
          <table:table-cell table:number-columns-repeated="4"/>
        </table:table-row>
        <table:table-row table:style-name="ro2">
          <table:table-cell table:number-columns-repeated="3"/>
          <table:table-cell office:value-type="float" office:value="1595599234" calcext:value-type="float">
            <text:p>159559923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7:58.0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95">
          <table:table-cell table:number-columns-repeated="2"/>
        </table:table-row>
        <table:table-row table:style-name="ro2">
          <table:table-cell/>
          <table:table-cell office:value-type="float" office:value="1965557197.5" calcext:value-type="float">
            <text:p>1965557197.5</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8:19.1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95">
          <table:table-cell table:number-columns-repeated="4"/>
        </table:table-row>
        <table:table-row table:style-name="ro2">
          <table:table-cell table:number-columns-repeated="3"/>
          <table:table-cell office:value-type="float" office:value="62716061430.5" calcext:value-type="float">
            <text:p>62716061430.5</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8:26.43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position=""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4" table:default-cell-style-name="Default"/>
        <table:table-row table:style-name="ro1" table:number-rows-repeated="28">
          <table:table-cell table:number-columns-repeated="4"/>
        </table:table-row>
        <table:table-row table:style-name="ro2">
          <table:table-cell table:number-columns-repeated="3"/>
          <table:table-cell table:style-name="ce2" office:value-type="float" office:value="4980133" calcext:value-type="float">
            <text:p>4980133</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3:20:55.6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number-columns-repeated="4" table:default-cell-style-name="Default"/>
        <table:table-row table:style-name="ro1" table:number-rows-repeated="12">
          <table:table-cell table:number-columns-repeated="4"/>
        </table:table-row>
        <table:table-row table:style-name="ro2">
          <table:table-cell table:number-columns-repeated="3"/>
          <table:table-cell table:style-name="ce2" office:value-type="float" office:value="144779.666666667" calcext:value-type="float">
            <text:p>144779.66666666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4:17.3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number-columns-repeated="2" table:default-cell-style-name="Default"/>
        <table:table-row table:style-name="ro1" table:number-rows-repeated="25">
          <table:table-cell table:number-columns-repeated="2"/>
        </table:table-row>
        <table:table-row table:style-name="ro2">
          <table:table-cell/>
          <table:table-cell table:style-name="ce2" office:value-type="float" office:value="195494.1" calcext:value-type="float">
            <text:p>195494.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4:53.1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number-columns-repeated="3" table:default-cell-style-name="Default"/>
        <table:table-row table:style-name="ro1" table:number-rows-repeated="25">
          <table:table-cell table:number-columns-repeated="3"/>
        </table:table-row>
        <table:table-row table:style-name="ro2">
          <table:table-cell table:number-columns-repeated="2"/>
          <table:table-cell table:style-name="ce2" office:value-type="float" office:value="459998.3" calcext:value-type="float">
            <text:p>45999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4:59.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number-columns-repeated="4" table:default-cell-style-name="Default"/>
        <table:table-row table:style-name="ro1" table:number-rows-repeated="25">
          <table:table-cell table:number-columns-repeated="4"/>
        </table:table-row>
        <table:table-row table:style-name="ro2">
          <table:table-cell table:number-columns-repeated="3"/>
          <table:table-cell table:style-name="ce2" office:value-type="float" office:value="583909.666666667" calcext:value-type="float">
            <text:p>583909.66666666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5:17.4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36">
          <table:table-cell table:number-columns-repeated="2"/>
        </table:table-row>
        <table:table-row table:style-name="ro2">
          <table:table-cell/>
          <table:table-cell office:value-type="float" office:value="504951" calcext:value-type="float">
            <text:p>5049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5:52.5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number-rows-repeated="36">
          <table:table-cell table:number-columns-repeated="3"/>
        </table:table-row>
        <table:table-row table:style-name="ro2">
          <table:table-cell table:number-columns-repeated="2"/>
          <table:table-cell office:value-type="float" office:value="292844.333333333" calcext:value-type="float">
            <text:p>292844.33333333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5:57.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36">
          <table:table-cell table:number-columns-repeated="4"/>
        </table:table-row>
        <table:table-row table:style-name="ro2">
          <table:table-cell table:number-columns-repeated="3"/>
          <table:table-cell office:value-type="float" office:value="4866005.5" calcext:value-type="float">
            <text:p>486600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6:02.7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61">
          <table:table-cell table:number-columns-repeated="2"/>
        </table:table-row>
        <table:table-row table:style-name="ro2">
          <table:table-cell/>
          <table:table-cell office:value-type="float" office:value="5209002.5" calcext:value-type="float">
            <text:p>5209002.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0/00/0000</text:date>, <text:time style:data-style-name="N2" text:time-value="22:36:36.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